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c037c" officeooo:paragraph-rsid="003c037c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37d5d7" officeooo:paragraph-rsid="0009f7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18fba2" officeooo:paragraph-rsid="000bcbc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3e3674" officeooo:paragraph-rsid="003e3674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officeooo:rsid="003e3674" officeooo:paragraph-rsid="003ed4c6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3e3674" officeooo:paragraph-rsid="003e3674" style:font-size-asian="12pt" style:font-size-complex="12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e3674" officeooo:paragraph-rsid="003ed4c6" style:font-size-asian="12pt" style:font-size-complex="12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414d2b" officeooo:paragraph-rsid="00414d2b" style:font-size-asian="12pt" style:font-size-complex="12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414d2b" officeooo:paragraph-rsid="00414d2b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officeooo:rsid="004234d9" officeooo:paragraph-rsid="004234d9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426293" officeooo:paragraph-rsid="00426293"/>
    </style:style>
    <style:style style:name="P50" style:family="paragraph" style:parent-style-name="Standard">
      <style:paragraph-properties fo:text-align="center" style:justify-single-word="false"/>
      <style:text-properties officeooo:rsid="00426293" officeooo:paragraph-rsid="00426293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officeooo:rsid="00451917" officeooo:paragraph-rsid="0045191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1" style:family="text">
      <style:text-properties officeooo:rsid="00256f92"/>
    </style:style>
    <style:style style:name="T12" style:family="text">
      <style:text-properties officeooo:rsid="00264659"/>
    </style:style>
    <style:style style:name="T13" style:family="text">
      <style:text-properties officeooo:rsid="002bc534"/>
    </style:style>
    <style:style style:name="T14" style:family="text">
      <style:text-properties officeooo:rsid="002dbd2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dbd20" fo:background-color="transparent" loext:char-shading-value="0"/>
    </style:style>
    <style:style style:name="T17" style:family="text">
      <style:text-properties officeooo:rsid="002f8c7c"/>
    </style:style>
    <style:style style:name="T18" style:family="text">
      <style:text-properties officeooo:rsid="002fed0f"/>
    </style:style>
    <style:style style:name="T19" style:family="text">
      <style:text-properties officeooo:rsid="00370c4f"/>
    </style:style>
    <style:style style:name="T20" style:family="text">
      <style:text-properties officeooo:rsid="0037d5d7"/>
    </style:style>
    <style:style style:name="T21" style:family="text">
      <style:text-properties officeooo:rsid="0039bc53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dbd20" style:font-size-asian="10pt" style:font-size-complex="10pt"/>
    </style:style>
    <style:style style:name="T24" style:family="text">
      <style:text-properties fo:font-size="10pt" officeooo:rsid="00256f92" style:font-size-asian="10pt" style:font-size-complex="10pt"/>
    </style:style>
    <style:style style:name="T25" style:family="text">
      <style:text-properties fo:font-size="10pt" officeooo:rsid="00370c4f" style:font-size-asian="10pt" style:font-size-complex="10pt"/>
    </style:style>
    <style:style style:name="T26" style:family="text">
      <style:text-properties officeooo:rsid="003c037c"/>
    </style:style>
    <style:style style:name="T27" style:family="text">
      <style:text-properties officeooo:rsid="003c6888"/>
    </style:style>
    <style:style style:name="T28" style:family="text">
      <style:text-properties officeooo:rsid="00414d2b"/>
    </style:style>
    <style:style style:name="T29" style:family="text">
      <style:text-properties officeooo:rsid="00426293"/>
    </style:style>
    <style:style style:name="T30" style:family="text">
      <style:text-properties officeooo:rsid="004519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13">Class </text:span>1<text:line-break/><text:span text:style-name="T7">Normal</text:span></text:p>
          </table:table-cell>
          <table:table-cell table:style-name="Tabelle1.C1" office:value-type="string">
            <text:p text:style-name="P4"><text:span text:style-name="T13">Class </text:span><text:s/>2<text:line-break/><text:span text:style-name="T8">To</text:span><text:span text:style-name="T10">o high</text:span></text:p>
          </table:table-cell>
          <table:table-cell table:style-name="Tabelle1.C1" office:value-type="string">
            <text:p text:style-name="P4"><text:span text:style-name="T13">Class </text:span><text:s/>4<text:line-break/><text:span text:style-name="T8">To</text:span><text:span text:style-name="T10">o</text:span><text:span text:style-name="T8"> small</text:span></text:p>
          </table:table-cell>
          <table:table-cell table:style-name="Tabelle1.C1" office:value-type="string">
            <text:p text:style-name="P4"><text:span text:style-name="T13">Class </text:span><text:s/>6<text:line-break/><text:span text:style-name="T9">bolus correction</text:span></text:p>
          </table:table-cell>
          <table:table-cell table:style-name="Tabelle1.C1" office:value-type="string">
            <text:p text:style-name="P5"><text:span text:style-name="T13">Class </text:span><text:s/>5<text:line-break/><text:span text:style-name="T9">residue </text:span></text:p>
            <text:p text:style-name="P36">class</text:p>
          </table:table-cell>
          <table:table-cell table:style-name="Tabelle1.C1" office:value-type="string">
            <text:p text:style-name="P21">Discovered curves</text:p>
          </table:table-cell>
          <table:table-cell table:style-name="Tabelle1.C1" office:value-type="string">
            <text:p text:style-name="P22">Time series</text:p>
            <text:p text:style-name="P38"><text:span text:style-name="T20">(</text:span>M<text:span text:style-name="T13">xTS)</text:span></text:p>
          </table:table-cell>
          <table:table-cell table:style-name="Tabelle1.C1" office:value-type="string">
            <text:p text:style-name="P19"><text:span text:style-name="T20">T</text:span>rainings-samples</text:p>
            <text:p text:style-name="P39"><text:span text:style-name="T20">(</text:span>N<text:span text:style-name="T20">)</text:span></text:p>
          </table:table-cell>
          <table:table-cell table:style-name="Tabelle1.C1" office:value-type="string">
            <text:p text:style-name="P20">Duration and </text:p>
            <text:p text:style-name="P19">Compexity <text:span text:style-name="T6">O(N)</text:span></text:p>
            <text:p text:style-name="P37">(TS = 20)</text:p>
          </table:table-cell>
        </table:table-row>
        <table:table-row table:style-name="Tabelle1.2">
          <table:table-cell table:style-name="Tabelle1.A2" office:value-type="string">
            <text:p text:style-name="P32">VBDTW<text:line-break/><text:span text:style-name="T22">(</text:span><text:span text:style-name="T23">threshold</text:span><text:span text:style-name="T22"> &gt; </text:span><text:span text:style-name="T24">58)</text:span></text:p>
          </table:table-cell>
          <table:table-cell table:style-name="Tabelle1.B2" office:value-type="string">
            <text:p text:style-name="P30"><text:span text:style-name="T18">61</text:span><text:line-break/>~ 16,9 %</text:p>
          </table:table-cell>
          <table:table-cell table:style-name="Tabelle1.C2" office:value-type="string">
            <text:p text:style-name="P30"><text:span text:style-name="T11">10</text:span><text:line-break/>~ 2,77 %</text:p>
          </table:table-cell>
          <table:table-cell table:style-name="Tabelle1.C2" office:value-type="string">
            <text:p text:style-name="P31">59</text:p>
            <text:p text:style-name="P31"><text:s/>~16,34 %</text:p>
          </table:table-cell>
          <table:table-cell table:style-name="Tabelle1.C2" office:value-type="string">
            <text:p text:style-name="P31"><text:span text:style-name="T11">5</text:span>0</text:p>
            <text:p text:style-name="P31">~ 13,85 %</text:p>
          </table:table-cell>
          <table:table-cell table:style-name="Tabelle1.F2" office:value-type="string">
            <text:p text:style-name="P31">181</text:p>
            <text:p text:style-name="P31">~ 50,14 %</text:p>
          </table:table-cell>
          <table:table-cell table:style-name="Tabelle1.C2" office:value-type="string">
            <text:p text:style-name="P34">361</text:p>
          </table:table-cell>
          <table:table-cell table:style-name="Tabelle1.C2" office:value-type="string">
            <text:p text:style-name="P26">9716</text:p>
          </table:table-cell>
          <table:table-cell table:style-name="Tabelle1.C2" office:value-type="string">
            <text:p text:style-name="P27">400</text:p>
          </table:table-cell>
          <table:table-cell table:style-name="Tabelle1.C2" office:value-type="string">
            <text:p text:style-name="P25">1,5 h</text:p>
            <text:p text:style-name="P27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3">DDTW<text:line-break/><text:span text:style-name="T22">(</text:span><text:span text:style-name="T23">threshold</text:span><text:span text:style-name="T22"> <text:s/>&gt; </text:span><text:span text:style-name="T25">21</text:span><text:span text:style-name="T22">)</text:span></text:p>
          </table:table-cell>
          <table:table-cell table:style-name="Tabelle1.B3" office:value-type="string">
            <text:p text:style-name="P29"><text:span text:style-name="T19">116</text:span><text:line-break/>~ <text:span text:style-name="T27">29,44</text:span> %</text:p>
          </table:table-cell>
          <table:table-cell table:style-name="Tabelle1.C3" office:value-type="string">
            <text:p text:style-name="P29"><text:span text:style-name="T12">0</text:span><text:line-break/><text:span text:style-name="T12">0</text:span>%</text:p>
          </table:table-cell>
          <table:table-cell table:style-name="Tabelle1.D3" office:value-type="string">
            <text:p text:style-name="P29"><text:span text:style-name="T19">44</text:span><text:line-break/>~<text:span text:style-name="T17"> 11,17 </text:span>%</text:p>
          </table:table-cell>
          <table:table-cell table:style-name="Tabelle1.E3" office:value-type="string">
            <text:p text:style-name="P29"><text:span text:style-name="T19">48</text:span><text:line-break/>~ <text:span text:style-name="T27">12,18 </text:span>%</text:p>
          </table:table-cell>
          <table:table-cell table:style-name="Tabelle1.F3" office:value-type="string">
            <text:p text:style-name="P29"><text:span text:style-name="T19">186</text:span><text:line-break/>~ <text:span text:style-name="T27">47,1</text:span>%</text:p>
          </table:table-cell>
          <table:table-cell table:style-name="Tabelle1.G3" office:value-type="string">
            <text:p text:style-name="P35">394</text:p>
          </table:table-cell>
          <table:table-cell table:style-name="Tabelle1.H3" office:value-type="string">
            <text:p text:style-name="P26">9716</text:p>
          </table:table-cell>
          <table:table-cell table:style-name="Tabelle1.I3" office:value-type="string">
            <text:p text:style-name="P27">400</text:p>
          </table:table-cell>
          <table:table-cell table:style-name="Tabelle1.J3" office:value-type="string">
            <text:p text:style-name="P25">1,5 h</text:p>
            <text:p text:style-name="P28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40">(<text:span text:style-name="T14">threshold</text:span> <text:s/>&gt; 3<text:span text:style-name="T26">2</text:span>)</text:p>
          </table:table-cell>
          <table:table-cell table:style-name="Tabelle1.B4" office:value-type="string">
            <text:p text:style-name="P17">1<text:span text:style-name="T26">01</text:span></text:p>
            <text:p text:style-name="P14">~ <text:span text:style-name="T26">29,36</text:span> %</text:p>
          </table:table-cell>
          <table:table-cell table:style-name="Tabelle1.C4" office:value-type="string">
            <text:p text:style-name="P15">0</text:p>
            <text:p text:style-name="P15"><text:s/><text:span text:style-name="T26">0 </text:span>%</text:p>
          </table:table-cell>
          <table:table-cell table:style-name="Tabelle1.D4" office:value-type="string">
            <text:p text:style-name="P18">23</text:p>
            <text:p text:style-name="P14">~ <text:span text:style-name="T26">6,7 </text:span>%</text:p>
          </table:table-cell>
          <table:table-cell table:style-name="Tabelle1.E4" office:value-type="string">
            <text:p text:style-name="P18">48</text:p>
            <text:p text:style-name="P14">~ <text:span text:style-name="T26">13,95 </text:span>%</text:p>
          </table:table-cell>
          <table:table-cell table:style-name="Tabelle1.F4" office:value-type="string">
            <text:p text:style-name="P18">172</text:p>
            <text:p text:style-name="P14">~ <text:s/><text:span text:style-name="T26">50 </text:span>%</text:p>
          </table:table-cell>
          <table:table-cell table:style-name="Tabelle1.G4" office:value-type="string">
            <text:p text:style-name="P18">344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1">(<text:span text:style-name="T14">t</text:span><text:span text:style-name="T16">hreshold</text:span><text:span text:style-name="T15"> <text:s/></text:span>&gt; <text:span text:style-name="T28">26</text:span>)</text:p>
          </table:table-cell>
          <table:table-cell table:style-name="Tabelle1.B1" office:value-type="string">
            <text:p text:style-name="P49">248</text:p>
            <text:p text:style-name="P24">~ <text:span text:style-name="T29">27,96 </text:span>%</text:p>
          </table:table-cell>
          <table:table-cell table:style-name="Tabelle1.C5" office:value-type="string">
            <text:p text:style-name="P24">0</text:p>
            <text:p text:style-name="P24"><text:s/><text:span text:style-name="T29">0</text:span> %</text:p>
          </table:table-cell>
          <table:table-cell table:style-name="Tabelle1.D5" office:value-type="string">
            <text:p text:style-name="P49">125</text:p>
            <text:p text:style-name="P24">~ <text:span text:style-name="T29">14,09 </text:span>%</text:p>
          </table:table-cell>
          <table:table-cell table:style-name="Tabelle1.E5" office:value-type="string">
            <text:p text:style-name="P49">125</text:p>
            <text:p text:style-name="P24">~ <text:span text:style-name="T29">14,09 </text:span>%</text:p>
          </table:table-cell>
          <table:table-cell table:style-name="Tabelle1.F5" office:value-type="string">
            <text:p text:style-name="P49">389</text:p>
            <text:p text:style-name="P24"><text:span text:style-name="T14">~ </text:span><text:s/><text:span text:style-name="T29">43,86 </text:span>%</text:p>
          </table:table-cell>
          <table:table-cell table:style-name="Tabelle1.G5" office:value-type="string">
            <text:p text:style-name="P49">887</text:p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4">400</text:p>
          </table:table-cell>
          <table:table-cell table:style-name="Tabelle1.J5" office:value-type="string">
            <text:p text:style-name="P9"><text:span text:style-name="T21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23">CNN</text:p>
          </table:table-cell>
          <table:table-cell table:style-name="Tabelle1.B6" office:value-type="string">
            <text:p text:style-name="P51">166</text:p>
            <text:p text:style-name="P49">~ <text:span text:style-name="T30">21,34</text:span> %</text:p>
          </table:table-cell>
          <table:table-cell table:style-name="Tabelle1.C6" office:value-type="string">
            <text:p text:style-name="P51">67</text:p>
            <text:p text:style-name="P49">~ <text:span text:style-name="T30">8,61</text:span>%</text:p>
          </table:table-cell>
          <table:table-cell table:style-name="Tabelle1.D6" office:value-type="string">
            <text:p text:style-name="P51">274</text:p>
            <text:p text:style-name="P49">~<text:span text:style-name="T30">35,22</text:span> %</text:p>
          </table:table-cell>
          <table:table-cell table:style-name="Tabelle1.E6" office:value-type="string">
            <text:p text:style-name="P48">2<text:span text:style-name="T29">71</text:span></text:p>
            <text:p text:style-name="P49">~<text:span text:style-name="T30">34,83</text:span> %</text:p>
          </table:table-cell>
          <table:table-cell table:style-name="Tabelle1.F6" office:value-type="string">
            <text:p text:style-name="P2">_</text:p>
          </table:table-cell>
          <table:table-cell table:style-name="Tabelle1.G6" office:value-type="string">
            <text:p text:style-name="P51">778</text:p>
            <text:p text:style-name="P49"/>
          </table:table-cell>
          <table:table-cell table:style-name="Tabelle1.H6" office:value-type="string">
            <text:p text:style-name="P50">9716</text:p>
          </table:table-cell>
          <table:table-cell table:style-name="Tabelle1.I6" office:value-type="string">
            <text:p text:style-name="P49">800</text:p>
          </table:table-cell>
          <table:table-cell table:style-name="Tabelle1.J6" office:value-type="string">
            <text:p text:style-name="P49">1mi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8T14:50:27.980427717</dc:date>
    <meta:editing-duration>P1DT4H38M52S</meta:editing-duration>
    <meta:editing-cycles>24</meta:editing-cycles>
    <meta:generator>LibreOffice/5.1.6.2$Linux_X86_64 LibreOffice_project/10m0$Build-2</meta:generator>
    <meta:document-statistic meta:table-count="1" meta:image-count="0" meta:object-count="0" meta:page-count="1" meta:paragraph-count="88" meta:word-count="168" meta:character-count="661" meta:non-whitespace-character-count="563"/>
  </office:meta>
</office:document-meta>
</file>